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/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office:value-type="string" calcext:value-type="string">
            <text:p>https://www.web.com/blog/how-to-find-the-best-keywords/</text:p>
          </table:table-cell>
          <table:table-cell office:value-type="string" calcext:value-type="string">
            <text:p>https://www.web.com/blog/technical-seo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1:40:33.211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1T13:27:26.789000000</dc:date>
    <meta:editing-duration>P1DT41M59S</meta:editing-duration>
    <meta:editing-cycles>75</meta:editing-cycles>
    <meta:generator>LibreOffice/7.2.0.4$Windows_X86_64 LibreOffice_project/9a9c6381e3f7a62afc1329bd359cc48accb6435b</meta:generator>
    <meta:document-statistic meta:table-count="1" meta:cell-count="388" meta:object-count="0"/>
  </office:meta>
</office:document-meta>
</file>